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42cm" table:align="right"/>
    </style:style>
    <style:style style:name="Tableau1.A" style:family="table-column">
      <style:table-column-properties style:column-width="5.794cm"/>
    </style:style>
    <style:style style:name="Tableau1.B" style:family="table-column">
      <style:table-column-properties style:column-width="11.148cm"/>
    </style:style>
    <style:style style:name="Tableau1.A1" style:family="table-cell">
      <style:table-cell-properties fo:background-color="#adeddc" style:border-line-width-left="0.012cm 0.012cm 0.012cm" style:border-line-width-right="0.012cm 0.012cm 0.012cm" style:border-line-width-top="0.012cm 0.012cm 0.012cm" fo:padding="0.097cm" fo:border-left="1.05pt double #21409a" fo:border-right="1.05pt double #21409a" fo:border-top="1.05pt double #21409a" fo:border-bottom="none">
        <style:background-image/>
      </style:table-cell-properties>
    </style:style>
    <style:style style:name="Tableau1.B1" style:family="table-cell">
      <style:table-cell-properties fo:background-color="#adeddc" fo:padding="0.097cm" fo:border-left="none" fo:border-right="1pt solid #21409a" fo:border-top="1pt solid #21409a" fo:border-bottom="none">
        <style:background-image/>
      </style:table-cell-properties>
    </style:style>
    <style:style style:name="Tableau1.2" style:family="table-row">
      <style:table-row-properties style:min-row-height="1.185cm"/>
    </style:style>
    <style:style style:name="Tableau1.A2" style:family="table-cell">
      <style:table-cell-properties fo:background-color="#adeddc" style:border-line-width-right="0.012cm 0.012cm 0.012cm" fo:padding="0.097cm" fo:border-left="1.05pt solid #21409a" fo:border-right="1.05pt double #21409a" fo:border-top="1.05pt solid #21409a" fo:border-bottom="1.05pt solid #21409a">
        <style:background-image/>
      </style:table-cell-properties>
    </style:style>
    <style:style style:name="Tableau1.B2" style:family="table-cell">
      <style:table-cell-properties fo:background-color="#adeddc" fo:padding="0.097cm" fo:border-left="none" fo:border-right="1.05pt solid #21409a" fo:border-top="1.05pt solid #21409a" fo:border-bottom="1.05pt solid #21409a">
        <style:background-image/>
      </style:table-cell-properties>
    </style:style>
    <style:style style:name="Tableau1.3" style:family="table-row">
      <style:table-row-properties style:min-row-height="0.859cm"/>
    </style:style>
    <style:style style:name="Tableau1.A3" style:family="table-cell">
      <style:table-cell-properties fo:background-color="#adeddc" style:border-line-width-left="0.012cm 0.012cm 0.012cm" style:border-line-width-right="0.012cm 0.012cm 0.012cm" fo:padding="0.097cm" fo:border-left="1.05pt double #21409a" fo:border-right="1.05pt double #21409a" fo:border-top="none" fo:border-bottom="none">
        <style:background-image/>
      </style:table-cell-properties>
    </style:style>
    <style:style style:name="Tableau1.B3" style:family="table-cell">
      <style:table-cell-properties fo:background-color="#adeddc" fo:padding="0.097cm" fo:border-left="none" fo:border-right="1pt solid #21409a" fo:border-top="none" fo:border-bottom="none">
        <style:background-image/>
      </style:table-cell-properties>
    </style:style>
    <style:style style:name="Tableau1.4" style:family="table-row">
      <style:table-row-properties style:min-row-height="0.882cm"/>
    </style:style>
    <style:style style:name="Tableau1.5" style:family="table-row">
      <style:table-row-properties style:min-row-height="1cm"/>
    </style:style>
    <style:style style:name="Tableau1.6" style:family="table-row">
      <style:table-row-properties style:min-row-height="0.998cm"/>
    </style:style>
    <style:style style:name="Tableau1.B9" style:family="table-cell">
      <style:table-cell-properties style:vertical-align="" fo:background-color="#adeddc" fo:padding="0.097cm" fo:border-left="none" fo:border-right="1.05pt solid #21409a" fo:border-top="1.05pt solid #21409a" fo:border-bottom="1.05pt solid #21409a">
        <style:background-image/>
      </style:table-cell-properties>
    </style:style>
    <style:style style:name="P1" style:family="paragraph" style:parent-style-name="Standard">
      <style:text-properties officeooo:paragraph-rsid="0035f378"/>
    </style:style>
    <style:style style:name="P2" style:family="paragraph" style:parent-style-name="Standard">
      <style:text-properties officeooo:paragraph-rsid="0036d2a2"/>
    </style:style>
    <style:style style:name="P3" style:family="paragraph" style:parent-style-name="Standard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35f378" officeooo:paragraph-rsid="003813a3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14pt" fo:font-style="italic" fo:font-weight="normal" officeooo:rsid="0036d2a2" officeooo:paragraph-rsid="0036d2a2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ize="14pt" fo:font-style="italic" fo:font-weight="normal" officeooo:rsid="0036d2a2" officeooo:paragraph-rsid="003813a3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ize="16pt" fo:font-style="italic" fo:font-weight="normal" officeooo:rsid="0035f378" officeooo:paragraph-rsid="0035f378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ize="12pt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35f378" officeooo:paragraph-rsid="0035f37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36d2a2" officeooo:paragraph-rsid="0036d2a2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style:text-line-through-style="none" style:text-line-through-type="none" style:text-position="0% 100%" fo:font-size="14pt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text-properties style:text-line-through-style="none" style:text-line-through-type="none" style:text-position="0% 100%" fo:font-size="16pt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fo:font-size="12pt" fo:font-weight="bold" style:font-weight-asian="bold" style:font-weight-complex="bold"/>
    </style:style>
    <style:style style:name="P14" style:family="paragraph" style:parent-style-name="Table_20_Contents">
      <style:text-properties fo:font-size="12pt" fo:font-weight="bold" officeooo:rsid="0035f378" officeooo:paragraph-rsid="0035f378" style:font-weight-asian="bold" style:font-weight-complex="bold"/>
    </style:style>
    <style:style style:name="P15" style:family="paragraph" style:parent-style-name="Table_20_Contents">
      <loext:graphic-properties draw:fill="solid" draw:fill-color="#adeddc" draw:opacity="100%"/>
      <style:paragraph-properties fo:background-color="#adeddc"/>
      <style:text-properties fo:font-size="12pt" fo:font-weight="bold" officeooo:rsid="0035f378" officeooo:paragraph-rsid="0035f378" style:font-weight-asian="bold" style:font-weight-complex="bold"/>
    </style:style>
    <style:style style:name="P16" style:family="paragraph" style:parent-style-name="Table_20_Contents">
      <style:text-properties fo:font-size="12pt" fo:font-weight="bold" officeooo:rsid="003813a3" officeooo:paragraph-rsid="003813a3" style:font-weight-asian="bold" style:font-weight-complex="bold"/>
    </style:style>
    <style:style style:name="P17" style:family="paragraph" style:parent-style-name="Table_20_Contents">
      <style:text-properties fo:font-size="12pt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 style:master-page-name="">
      <loext:graphic-properties draw:fill="none"/>
      <style:paragraph-properties fo:margin-left="-0.801cm" fo:margin-right="0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94070a" fo:font-size="24.1000003814697pt" fo:font-style="italic" style:text-underline-style="solid" style:text-underline-width="auto" style:text-underline-color="font-color" fo:font-weight="bold" style:font-size-asian="16.1000003814697pt" style:font-style-asian="italic" style:font-weight-asian="bold" style:font-size-complex="16.1000003814697pt" style:font-style-complex="italic" style:font-weight-complex="bold"/>
    </style:style>
    <style:style style:name="T1" style:family="text">
      <style:text-properties officeooo:rsid="0035f378"/>
    </style:style>
    <style:style style:name="T2" style:family="text">
      <style:text-properties fo:font-size="14pt" fo:font-style="italic" officeooo:rsid="0035f378" style:font-style-asian="italic" style:font-style-complex="italic"/>
    </style:style>
    <style:style style:name="T3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fo:font-style="italic" fo:font-weight="bold" officeooo:rsid="0036d2a2" style:font-style-asian="italic" style:font-weight-asian="bold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officeooo:rsid="0035f378" style:font-style-asian="italic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36d2a2" style:font-style-asian="italic" style:font-weight-asian="bold" style:font-style-complex="italic" style:font-weight-complex="bold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officeooo:rsid="003e1fd3" style:font-style-asian="italic" style:font-weight-asian="bold" style:font-style-complex="italic" style:font-weight-complex="bold"/>
    </style:style>
    <style:style style:name="T9" style:family="text">
      <style:text-properties fo:font-size="16pt" fo:font-style="italic" fo:font-weight="bold" officeooo:rsid="0035f378" style:font-style-asian="italic" style:font-weight-asian="bold" style:font-style-complex="italic" style:font-weight-complex="bold"/>
    </style:style>
    <style:style style:name="T10" style:family="text">
      <style:text-properties fo:font-size="16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6pt" fo:font-style="italic" style:text-underline-style="solid" style:text-underline-width="auto" style:text-underline-color="font-color" fo:font-weight="bold" officeooo:rsid="0035f378" style:font-style-asian="italic" style:font-weight-asian="bold" style:font-style-complex="italic" style:font-weight-complex="bold"/>
    </style:style>
    <style:style style:name="T12" style:family="text">
      <style:text-properties officeooo:rsid="0036d2a2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47d7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urriculum Vitae</text:h>
      <text:p text:style-name="Standard">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s/>N<text:span text:style-name="T1">om</text:span></text:p>
            <text:p text:style-name="P11"/>
          </table:table-cell>
          <table:table-cell table:style-name="Tableau1.B1" office:value-type="string">
            <text:p text:style-name="P14"><text:s/>Ndèye khady Diallo</text:p>
          </table:table-cell>
        </table:table-row>
        <table:table-row table:style-name="Tableau1.2">
          <table:table-cell table:style-name="Tableau1.A2" office:value-type="string">
            <text:p text:style-name="P11"><text:s/>Address<text:span text:style-name="T12">e</text:span></text:p>
            <text:p text:style-name="P11"/>
          </table:table-cell>
          <table:table-cell table:style-name="Tableau1.B2" office:value-type="string">
            <text:p text:style-name="P14"><text:s/>Patte d‘Oie Builders,Cité EL Amal</text:p>
            <text:p text:style-name="P16"><text:s/>Villa 08</text:p>
          </table:table-cell>
        </table:table-row>
        <table:table-row table:style-name="Tableau1.3">
          <table:table-cell table:style-name="Tableau1.A3" office:value-type="string">
            <text:p text:style-name="P11"><text:span text:style-name="T1"><text:s/>Télép</text:span>hone</text:p>
          </table:table-cell>
          <table:table-cell table:style-name="Tableau1.B3" office:value-type="string">
            <text:p text:style-name="P14"><text:s/>77 630 00 39</text:p>
          </table:table-cell>
        </table:table-row>
        <table:table-row table:style-name="Tableau1.4">
          <table:table-cell table:style-name="Tableau1.A2" office:value-type="string">
            <text:p text:style-name="P11"><text:s/>Email</text:p>
          </table:table-cell>
          <table:table-cell table:style-name="Tableau1.B2" office:value-type="string">
            <text:p text:style-name="P13"><text:span text:style-name="T1"><text:s/>khadyjajallow1</text:span>@<text:span text:style-name="T1">gmail</text:span>.com</text:p>
          </table:table-cell>
        </table:table-row>
        <table:table-row table:style-name="Tableau1.5">
          <table:table-cell table:style-name="Tableau1.A2" office:value-type="string">
            <text:p text:style-name="P12"><text:s/>Date <text:span text:style-name="T14">et lieu de naissance</text:span></text:p>
          </table:table-cell>
          <table:table-cell table:style-name="Tableau1.B2" office:value-type="string">
            <text:p text:style-name="P13"><text:span text:style-name="T1"><text:s/>23-03-</text:span>199<text:span text:style-name="T1">9 à Dakar</text:span></text:p>
          </table:table-cell>
        </table:table-row>
        <table:table-row table:style-name="Tableau1.6">
          <table:table-cell table:style-name="Tableau1.A3" office:value-type="string">
            <text:p text:style-name="P11"><text:s/>Nationalit<text:span text:style-name="T1">é</text:span></text:p>
          </table:table-cell>
          <table:table-cell table:style-name="Tableau1.B3" office:value-type="string">
            <text:p text:style-name="P15"><text:s/>Sénègalaise</text:p>
          </table:table-cell>
        </table:table-row>
        <table:table-row>
          <table:table-cell table:style-name="Tableau1.A2" office:value-type="string">
            <text:p text:style-name="P1"><text:span text:style-name="Strong_20_Emphasis"><text:span text:style-name="T2"><text:s/></text:span></text:span><text:span text:style-name="Strong_20_Emphasis"><text:span text:style-name="T5">Cursus Etudes</text:span></text:span></text:p>
            <text:p text:style-name="P1"><text:span text:style-name="Strong_20_Emphasis"/>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<text:s/>Terminal</text:p>
          </table:table-cell>
          <table:table-cell table:style-name="Tableau1.B2" office:value-type="string">
            <text:p text:style-name="P9"><text:s/>Lycée Seydina Issa Rohou Lahi</text:p>
            <text:p text:style-name="P9"><text:s/>Baccalauréat obtenu</text:p>
            <text:p text:style-name="P9"><text:s/>Année:2016-2017</text:p>
            <text:p text:style-name="P9"/>
          </table:table-cell>
        </table:table-row>
        <table:table-row>
          <table:table-cell table:style-name="Tableau1.A2" office:value-type="string">
            <text:p text:style-name="P4"><text:s/>Brevet de Fin d‘Etudes</text:p>
            <text:p text:style-name="P4"><text:s/>Moyennes</text:p>
            <text:p text:style-name="P4"/>
            <text:p text:style-name="P4"/>
          </table:table-cell>
          <table:table-cell table:style-name="Tableau1.B9" office:value-type="string">
            <text:p text:style-name="P9"><text:s/>COSMOFALIM</text:p>
            <text:p text:style-name="P9"><text:s/>BFEM obtenu</text:p>
            <text:p text:style-name="P9"><text:s/>Année:2013-2014</text:p>
          </table:table-cell>
        </table:table-row>
        <table:table-row>
          <table:table-cell table:style-name="Tableau1.A2" office:value-type="string">
            <text:p text:style-name="Standard"><text:span text:style-name="Strong_20_Emphasis"><text:span text:style-name="T9"><text:s/></text:span></text:span><text:span text:style-name="Strong_20_Emphasis"><text:span text:style-name="T11">Forma</text:span></text:span><text:span text:style-name="Strong_20_Emphasis"><text:span text:style-name="T10">tion</text:span></text:span></text:p>
            <text:p text:style-name="Standard"><text:span text:style-name="Strong_20_Emphasis"><text:span text:style-name="T13"/></text:span></text:p>
          </table:table-cell>
          <table:table-cell table:style-name="Tableau1.B2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6"><text:s/>En communication </text:p>
            <text:p text:style-name="P6"><text:s/>Digitale</text:p>
            <text:p text:style-name="P5"/>
          </table:table-cell>
          <table:table-cell table:style-name="Tableau1.B3" office:value-type="string">
            <text:p text:style-name="P10"><text:s/>Licence1</text:p>
            <text:p text:style-name="P10"><text:s/>Université Virtuelle du Sénégal</text:p>
          </table:table-cell>
        </table:table-row>
        <table:table-row>
          <table:table-cell table:style-name="Tableau1.A2" office:value-type="string">
            <text:p text:style-name="P2"><text:span text:style-name="Strong_20_Emphasis"><text:span text:style-name="T4"><text:s/></text:span></text:span><text:span text:style-name="Strong_20_Emphasis"><text:span text:style-name="T7">Compétences</text:span></text:span></text:p>
            <text:p text:style-name="P2"><text:span text:style-name="Strong_20_Emphasis"><text:span text:style-name="T3"/></text:span></text:p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5"><text:s/>Informatique</text:p>
            <text:p text:style-name="P5"/>
          </table:table-cell>
          <table:table-cell table:style-name="Tableau1.B3" office:value-type="string">
            <text:p text:style-name="P10"><text:s/>Word, Excel,Internet,</text:p>
            <text:p text:style-name="P10"><text:s/>Access, Powerpoint</text:p>
          </table:table-cell>
        </table:table-row>
        <table:table-row>
          <table:table-cell table:style-name="Tableau1.A2" office:value-type="string">
            <text:p text:style-name="P5"><text:s/>Infographie</text:p>
            <text:p text:style-name="P5"/>
          </table:table-cell>
          <table:table-cell table:style-name="Tableau1.B2" office:value-type="string">
            <text:p text:style-name="P10"><text:s/>Adobe photoshop, illustrator...</text:p>
          </table:table-cell>
        </table:table-row>
        <table:table-row>
          <table:table-cell table:style-name="Tableau1.A3" office:value-type="string">
            <text:p text:style-name="Standard"><text:span text:style-name="Strong_20_Emphasis"><text:span text:style-name="T3"><text:s/></text:span></text:span><text:span text:style-name="Strong_20_Emphasis"><text:span text:style-name="T6">Langu</text:span></text:span><text:span text:style-name="Strong_20_Emphasis"><text:span text:style-name="T8">es</text:span></text:span></text:p>
            <text:p text:style-name="Standard"/>
          </table:table-cell>
          <table:table-cell table:style-name="Tableau1.B3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"><text:s/>English</text:p>
          </table:table-cell>
          <table:table-cell table:style-name="Tableau1.B9" office:value-type="string">
            <text:p text:style-name="P10">Moy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31T13:44:08.020191947</meta:creation-date>
    <meta:editing-cycles>4</meta:editing-cycles>
    <meta:editing-duration>PT2M16S</meta:editing-duration>
    <dc:date>2018-04-01T19:41:44.314711181</dc:date>
    <meta:document-statistic meta:table-count="1" meta:image-count="0" meta:object-count="0" meta:page-count="1" meta:paragraph-count="39" meta:word-count="73" meta:character-count="584" meta:non-whitespace-character-count="51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usr/lib/libreoffice/share/template/common/personal/CV.ott" meta:date="2018-03-31T13:44:06.816536938"/>
  </office:meta>
</office:document-meta>
</file>